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RustedIronMace.1|#Restorative.r15-30|#Gold.30|#Gold.44|#Gold.2</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100-200.#Restorative:r2-5.%locked.^test</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_Chest.1.#Gold:12.!Ch01_Chest_Rumbler_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_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style-name="ce2">
            <draw:custom-shape svg:x="0.45747in" svg:y="0.25692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2"/>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number-columns-repeated="2" table:style-name="ce3"/>
          <table:table-cell office:value-type="string" table:style-name="ce3">
            <text:p>VerdetteRoom</text:p>
          </table:table-cell>
          <table:table-cell table:number-columns-repeated="5"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text:p>
          </table:table-cell>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4"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style-name="ce3"/>
          <table:table-cell office:value-type="string" table:style-name="ce3">
            <text:p>VerdetteRoom|@Wooden_Chest.1.#Gold:r20-30.#Restorative:1</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6" table:style-name="ce2">
            <text:p>6</text:p>
          </table:table-cell>
          <table:table-cell table:number-columns-repeated="3"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4"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8" table:style-name="ce2">
            <text:p>8</text:p>
          </table:table-cell>
          <table:table-cell table:number-columns-repeated="3" table:style-name="ce3"/>
          <table:table-cell office:value-type="string" table:style-name="ce3">
            <text:p>VerdetteRoom</text:p>
          </table:table-cell>
          <table:table-cell office:value-type="string" table:style-name="ce3">
            <text:p>VerdetteRoom</text:p>
          </table:table-cell>
          <table:table-cell table:number-columns-repeated="3"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9" table:style-name="ce2">
            <text:p>9</text:p>
          </table:table-cell>
          <table:table-cell table:style-name="ce3"/>
          <table:table-cell office:value-type="string" table:style-name="ce3">
            <text:p>VerdetteRoom</text:p>
          </table:table-cell>
          <table:table-cell office:value-type="string" table:style-name="ce3">
            <text:p>VerdetteRoom</text:p>
          </table:table-cell>
          <table:table-cell table:number-columns-repeated="6" table:style-name="ce3"/>
          <table:table-cell office:value-type="string" table:style-name="ce3">
            <text:p>Boundary</text:p>
          </table:table-cell>
          <table:table-cell table:number-columns-repeated="16373"/>
        </table:table-row>
        <table:table-row table:style-name="ro2">
          <table:table-cell office:value-type="float" office:value="10" table:style-name="ce2">
            <text:p>10</text:p>
          </table:table-cell>
          <table:table-cell table:number-columns-repeated="9" table:style-name="ce3"/>
          <table:table-cell office:value-type="string" table:style-name="ce3">
            <text:p>Boundary</text:p>
          </table:table-cell>
          <table:table-cell table:number-columns-repeated="16373"/>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226</meta:generator>
    <dc:creator>Alex Egbert</dc:creator>
    <dc:date>2018-05-09T18:12:33Z</dc:date>
    <meta:editing-cycles>1</meta:editing-cycles>
    <meta:editing-duration>PT1712S</meta:editing-duration>
  </office:meta>
</office:document-meta>
</file>